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5c1f" officeooo:paragraph-rsid="00075c1f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ena2889-report-20160803-182952_Creotech_sw_18input.<text:span text:style-name="T1">pdf</text:span></text:p>
      <text:p text:style-name="P1"><text:span text:style-name="T1">Creotech_sw 18 ports connect to Xena 18 ports. </text:span></text:p>
      <text:p text:style-name="P1"><text:span text:style-name="T1">For the forwarding test, each Xena port produces unicast packets to other 17 ports.</text:span></text:p>
      <text:p text:style-name="P1"><text:span text:style-name="T1"/></text:p>
      <text:p text:style-name="P1"><text:span text:style-name="T1">xena2889-report-20160802-171308_7solution_5input.pdf</text:span></text:p>
      <text:p text:style-name="P1"><text:span text:style-name="T1">7 solution switch 5 ports connect to Xena 5 ports. </text:span></text:p>
      <text:p text:style-name="P1"><text:span text:style-name="T1"/></text:p>
      <text:p text:style-name="P1"><text:span text:style-name="T1">xena2889-report-20160802-150015_Creotech_sw_5input</text:span></text:p>
      <text:p text:style-name="P1"><text:span text:style-name="T1">Creotech 5 ports connect to Xena 5 por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3S</meta:editing-duration>
    <meta:editing-cycles>3</meta:editing-cycles>
    <meta:generator>LibreOffice/5.0.2.2$Windows_x86 LibreOffice_project/37b43f919e4de5eeaca9b9755ed688758a8251fe</meta:generator>
    <dc:date>2016-08-04T10:15:45.831000000</dc:date>
    <meta:document-statistic meta:table-count="0" meta:image-count="0" meta:object-count="0" meta:page-count="1" meta:paragraph-count="7" meta:word-count="43" meta:character-count="379" meta:non-whitespace-character-count="341"/>
    <meta:user-defined meta:name="Info 1"/>
    <meta:user-defined meta:name="Info 2"/>
    <meta:user-defined meta:name="Info 3"/>
    <meta:user-defined meta:name="Info 4"/>
  </office:meta>
</office:document-meta>
</file>